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44pt" style:font-size-asian="44pt" style:font-size-complex="4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44pt" style:font-size-asian="44pt" style:font-size-complex="4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44pt" style:font-size-asian="44pt" style:font-size-complex="4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44pt" style:font-size-asian="44pt" style:font-size-complex="4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44pt" style:font-size-asian="44pt" style:font-size-complex="44pt"/>
    </style:style>
    <style:style style:name="P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 fo:text-align="center"/>
      <style:text-properties fo:font-weight="bold" style:font-weight-asian="bold" style:font-weight-complex="bold" fo:font-size="44pt" style:font-size-asian="44pt" style:font-size-complex="44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font-size="6pt" style:font-size-asian="6pt" style:font-size-complex="6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6pt" style:font-size-asian="6pt" style:font-size-complex="6pt"/>
    </style:style>
    <style:style style:name="P1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fo:font-size="6pt" style:font-size-asian="6pt" style:font-size-complex="6pt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P26" style:parent-style-name="Standard" style:family="paragraph">
      <style:text-properties fo:font-size="16pt" style:font-size-asian="16pt" style:font-size-complex="16pt"/>
    </style:style>
    <style:style style:name="P27" style:parent-style-name="Standard" style:family="paragraph">
      <style:text-properties fo:font-size="16pt" style:font-size-asian="16pt" style:font-size-complex="16pt"/>
    </style:style>
    <style:style style:name="P28" style:parent-style-name="Standard" style:family="paragraph">
      <style:text-properties fo:font-size="16pt" style:font-size-asian="16pt" style:font-size-complex="16pt"/>
    </style:style>
    <style:style style:name="P29" style:parent-style-name="Standard" style:family="paragraph">
      <style:text-properties fo:font-size="16pt" style:font-size-asian="16pt" style:font-size-complex="16pt"/>
    </style:style>
    <style:style style:name="P30" style:parent-style-name="Standard" style:family="paragraph">
      <style:text-properties fo:font-size="16pt" style:font-size-asian="16pt" style:font-size-complex="16pt"/>
    </style:style>
    <style:style style:name="P31" style:parent-style-name="Standard" style:family="paragraph">
      <style:text-properties fo:font-size="16pt" style:font-size-asian="16pt" style:font-size-complex="16pt"/>
    </style:style>
    <style:style style:name="P32" style:parent-style-name="Standard" style:family="paragraph">
      <style:text-properties fo:font-size="16pt" style:font-size-asian="16pt" style:font-size-complex="16pt"/>
    </style:style>
    <style:style style:name="T33" style:parent-style-name="Absatz-Standardschriftart" style:family="text">
      <style:text-properties fo:font-size="16pt" style:font-size-asian="16pt" style:font-size-complex="16pt"/>
    </style:style>
    <style:style style:name="T34" style:parent-style-name="Absatz-Standardschriftart" style:family="text">
      <style:text-properties fo:font-weight="bold" style:font-weight-asian="bold" style:font-weight-complex="bold" fo:font-size="16pt" style:font-size-asian="16pt" style:font-size-complex="16pt"/>
    </style:style>
    <style:style style:name="T35" style:parent-style-name="Absatz-Standardschriftart" style:family="text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family="paragraph">
      <style:text-properties fo:font-size="16pt" style:font-size-asian="16pt" style:font-size-complex="16pt"/>
    </style:style>
    <style:style style:name="P49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Lastenheft</text:p>
      <text:p text:style-name="P7"/>
      <text:p text:style-name="P8">Abschlussprojekt</text:p>
      <text:p text:style-name="P9"/>
      <text:p text:style-name="P10">Wetterstation mit dem Arduino</text:p>
      <text:p text:style-name="P11"/>
      <text:p text:style-name="P12">Diego Sargiss Zadeh Fakhim</text:p>
      <text:p text:style-name="P13"/>
      <text:p text:style-name="P14">Betreuender Lehrer: Frau Wesp</text:p>
      <text:p text:style-name="P15"/>
      <text:p text:style-name="P16">Problemanalyse:</text:p>
      <text:p text:style-name="P17"/>
      <text:p text:style-name="P18">Selbstständig die Temperatur messen ohne gezwungen zu sein sich übers Internet zu<text:s/>informieren oder über die Nachrichten?</text:p>
      <text:p text:style-name="P19"/>
      <text:p text:style-name="P20">Diese Informationen können Sie jetzt auch selbstständig herausfinden. Und zwar mit der Arduino Wetterstation. Die Messdaten können Sie dann</text:p>
      <text:p text:style-name="P21">problemlos auf den Computer ausgeben.</text:p>
      <text:p text:style-name="P22"/>
      <text:p text:style-name="P23">Projektmaterialien:</text:p>
      <text:p text:style-name="P24"/>
      <text:list text:style-name="LFO1" text:continue-numbering="true">
        <text:list-item>
          <text:p text:style-name="P25">Arduino Uno</text:p>
        </text:list-item>
        <text:list-item>
          <text:p text:style-name="P26">DHT11 Feucht- und Temperatursensor</text:p>
        </text:list-item>
        <text:list-item>
          <text:p text:style-name="P27">BMP 180 Barometer Sensor</text:p>
        </text:list-item>
        <text:list-item>
          <text:p text:style-name="P28">Regentropfensensor</text:p>
        </text:list-item>
        <text:list-item>
          <text:p text:style-name="P29">Bodenfeuchtigkeitssensor</text:p>
        </text:list-item>
        <text:list-item>
          <text:p text:style-name="P30">Breadboard</text:p>
        </text:list-item>
        <text:list-item>
          <text:p text:style-name="P31">Überbrückungskabel</text:p>
        </text:list-item>
      </text:list>
      <text:p text:style-name="P32"/>
      <text:p text:style-name="Standard"><text:span text:style-name="T33">Die<text:s/></text:span><text:span text:style-name="T34">Projektziele</text:span><text:span text:style-name="T35"><text:s/>meines Projektes sind:</text:span></text:p>
      <text:p text:style-name="P36"/>
      <text:p text:style-name="P37">Das asugeben der Messdaten auf dem Computer:</text:p>
      <text:p text:style-name="P38"/>
      <text:list text:style-name="LFO2" text:continue-numbering="true">
        <text:list-item>
          <text:p text:style-name="P39">Temperatur</text:p>
        </text:list-item>
        <text:list-item>
          <text:p text:style-name="P40">Luftfeuchtigkeit</text:p>
        </text:list-item>
        <text:list-item>
          <text:p text:style-name="P41">Luftdruck</text:p>
        </text:list-item>
        <text:list-item>
          <text:p text:style-name="P42">Helligkeit</text:p>
        </text:list-item>
        <text:list-item>
          <text:p text:style-name="P43">Bodenfeuchtigkeit</text:p>
        </text:list-item>
        <text:list-item>
          <text:p text:style-name="P44">Regentropfen Sensor</text:p>
        </text:list-item>
      </text:list>
      <text:p text:style-name="P45"/>
      <text:p text:style-name="P46">Kritischen Punkte:</text:p>
      <text:p text:style-name="P47">Das einzige woran das Projekt scheitern würde wäre wenn die<text:s/>Programmierung nicht stimmt oder die einzelnen Kabel nicht richtig gesteckt wurden.</text:p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yn Wesp</meta:initial-creator>
    <dc:creator>Wesp, Carolyn</dc:creator>
    <meta:creation-date>2020-02-05T18:09:00Z</meta:creation-date>
    <dc:date>2020-02-05T18:09:00Z</dc:date>
    <meta:template xlink:href="Normal.dotm" xlink:type="simple"/>
    <meta:editing-cycles>2</meta:editing-cycles>
    <meta:editing-duration>PT0S</meta:editing-duration>
    <meta:document-statistic meta:page-count="2" meta:paragraph-count="1" meta:word-count="130" meta:character-count="950" meta:row-count="6" meta:non-whitespace-character-count="821"/>
  </office:meta>
</office:document-meta>
</file>